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language="en" fo:country="US" fo:font-style="italic" style:font-style-asian="italic" style:font-style-complex="italic"/>
    </style:style>
    <style:style style:name="T31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2" style:family="text">
      <style:text-properties style:text-position="0% 100%" fo:font-style="italic" style:font-style-asian="italic" style:font-style-complex="italic"/>
    </style:style>
    <style:style style:name="T33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7">ПОВЕРКИ</text:span></text:p>
      <text:p text:style-name="P6"><text:span text:style-name="T21">дозиметра типа </text:span><text:span text:style-name="T10">ДКГ</text:span><text:span text:style-name="T21">-</text:span><text:span text:style-name="T10">АТ2503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МП. МН 743-99</text:p>
      <text:p text:style-name="P31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7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Г-АТ2503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30">(10)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31">Ḣ</text:span><text:span text:style-name="T13">pi</text:span><text:span text:style-name="T29">(10)</text:span></text:p>
          </table:table-cell>
          <table:table-cell table:style-name="t1.B2" office:value-type="string">
            <text:p text:style-name="P22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2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7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5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7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7">15.0</text:span></text:p>
          </table:table-cell>
        </table:table-row>
        <table:table-row>
          <table:table-cell table:style-name="t1.A3" office:value-type="string">
            <text:p text:style-name="P17">80<text:span text:style-name="T7">.</text:span>0 мЗв/ч</text:p>
          </table:table-cell>
          <table:table-cell table:style-name="t1.B3" office:value-type="string">
            <text:p text:style-name="P18">$1-n2</text:p>
          </table:table-cell>
          <table:table-cell table:style-name="t1.B3" office:value-type="string">
            <text:p text:style-name="P18">$1-d2</text:p>
          </table:table-cell>
          <table:table-cell table:style-name="t1.D3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3" office:value-type="string">
            <text:p text:style-name="P18">$1-av2</text:p>
          </table:table-cell>
          <table:table-cell table:style-name="t1.B3" office:value-type="string">
            <text:p text:style-name="P18">$1-o2</text:p>
          </table:table-cell>
          <table:table-cell table:style-name="t1.B3" office:value-type="string">
            <text:p text:style-name="P18">$1-q2</text:p>
          </table:table-cell>
          <table:table-cell table:style-name="t1.B3" office:value-type="string">
            <text:p text:style-name="P18">$1-do2</text:p>
          </table:table-cell>
          <table:table-cell table:style-name="t1.I3" office:value-type="string">
            <text:p text:style-name="P17">±<text:span text:style-name="T7">15.4</text:span></text:p>
          </table:table-cell>
        </table:table-row>
        <table:table-row>
          <table:table-cell table:style-name="t1.A7" office:value-type="string">
            <text:p text:style-name="P17"><text:span text:style-name="T7">4</text:span>00 мЗв/ч</text:p>
          </table:table-cell>
          <table:table-cell table:style-name="t1.B7" office:value-type="string">
            <text:p text:style-name="P18">$1-n3</text:p>
          </table:table-cell>
          <table:table-cell table:style-name="t1.B7" office:value-type="string">
            <text:p text:style-name="P18">$1-d3</text:p>
          </table:table-cell>
          <table:table-cell table:style-name="t1.D7" office:value-type="string">
            <text:section text:style-name="Sect1" text:name="Раздел4">
              <text:p text:style-name="P7">$1-m30</text:p>
              <text:p text:style-name="P34">$1-m31</text:p>
              <text:p text:style-name="P34">$1-m32</text:p>
              <text:p text:style-name="P34">$1-m33</text:p>
              <text:p text:style-name="P34">$1-m34</text:p>
            </text:section>
          </table:table-cell>
          <table:table-cell table:style-name="t1.B7" office:value-type="string">
            <text:p text:style-name="P18">$1-av3</text:p>
          </table:table-cell>
          <table:table-cell table:style-name="t1.B7" office:value-type="string">
            <text:p text:style-name="P18">$1-o3</text:p>
          </table:table-cell>
          <table:table-cell table:style-name="t1.B7" office:value-type="string">
            <text:p text:style-name="P18">$1-q3</text:p>
          </table:table-cell>
          <table:table-cell table:style-name="t1.B7" office:value-type="string">
            <text:p text:style-name="P18">$1-do3</text:p>
          </table:table-cell>
          <table:table-cell table:style-name="t1.I7" office:value-type="string">
            <text:p text:style-name="P17">±<text:span text:style-name="T7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Г-АТ2503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3">,</text:span></text:p>
            <text:p text:style-name="P33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7">см <text:s/></text:span></text:p>
            <text:p text:style-name="P36">t, <text:span text:style-name="T7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8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3"><text:span text:style-name="T2">H</text:span><text:span text:style-name="T13">pi</text:span><text:span text:style-name="T6">(10)</text:span><text:span text:style-name="T15">изм</text:span><text:span text:style-name="T16">.</text:span><text:span text:style-name="T32">-</text:span><text:span text:style-name="T2">H</text:span><text:span text:style-name="T13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<text:span text:style-name="T1">##</text:span>1-<text:span text:style-name="T1">dn</text:span>_<text:span text:style-name="T7">1</text:span></text:p>
          </table:table-cell>
          <table:table-cell table:style-name="s1.B4" office:value-type="string">
            <text:p text:style-name="P24"><text:s text:c="2"/><text:span text:style-name="T1">##</text:span>1-<text:span text:style-name="T1">dd_1</text:span> <text:s/></text:p>
            <text:p text:style-name="P21"><text:span text:style-name="T7">360</text:span>c</text:p>
          </table:table-cell>
          <table:table-cell table:style-name="s1.B4" office:value-type="string">
            <text:p text:style-name="P18"><text:span text:style-name="T1">##</text:span>1-d_dev_<text:span text:style-name="T7">1</text:span></text:p>
          </table:table-cell>
          <table:table-cell table:style-name="s1.B4" office:value-type="string">
            <text:p text:style-name="P18"><text:span text:style-name="T1">##</text:span>1-dose_<text:span text:style-name="T7">1</text:span></text:p>
          </table:table-cell>
          <table:table-cell table:style-name="s1.B4" office:value-type="string">
            <text:p text:style-name="P18"><text:span text:style-name="T1">##</text:span>1-d_res_<text:span text:style-name="T7">1</text:span></text:p>
          </table:table-cell>
          <table:table-cell table:style-name="s1.B4" office:value-type="string">
            <text:p text:style-name="P18"><text:span text:style-name="T1">##</text:span>1-o_pog_<text:span text:style-name="T7">1</text:span></text:p>
          </table:table-cell>
          <table:table-cell table:style-name="s1.B4" office:value-type="string">
            <text:p text:style-name="P18"><text:span text:style-name="T1">##</text:span>1-d_gran_<text:span text:style-name="T7">1</text:span></text:p>
          </table:table-cell>
          <table:table-cell table:style-name="s1.I4" office:value-type="string">
            <text:p text:style-name="P17">±<text:span text:style-name="T7">15.0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<text:span text:style-name="T1">##</text:span>1-<text:span text:style-name="T1">dn</text:span>_<text:span text:style-name="T7">2</text:span></text:p>
          </table:table-cell>
          <table:table-cell table:style-name="s1.B5" office:value-type="string">
            <text:p text:style-name="P24"><text:s text:c="2"/><text:span text:style-name="T1">##</text:span>1-<text:span text:style-name="T1">dd_2</text:span> <text:s/></text:p>
            <text:p text:style-name="P21">180c</text:p>
          </table:table-cell>
          <table:table-cell table:style-name="s1.B5" office:value-type="string">
            <text:p text:style-name="P18"><text:span text:style-name="T1">##</text:span>1-d_dev_<text:span text:style-name="T7">2</text:span></text:p>
          </table:table-cell>
          <table:table-cell table:style-name="s1.B5" office:value-type="string">
            <text:p text:style-name="P18"><text:span text:style-name="T1">##1</text:span>-dose_<text:span text:style-name="T7">2</text:span></text:p>
          </table:table-cell>
          <table:table-cell table:style-name="s1.B5" office:value-type="string">
            <text:p text:style-name="P18"><text:span text:style-name="T1">##</text:span>1-d_res_<text:span text:style-name="T7">2</text:span></text:p>
          </table:table-cell>
          <table:table-cell table:style-name="s1.B5" office:value-type="string">
            <text:p text:style-name="P18"><text:span text:style-name="T1">##</text:span>1-o_pog_<text:span text:style-name="T7">2</text:span></text:p>
          </table:table-cell>
          <table:table-cell table:style-name="s1.B5" office:value-type="string">
            <text:p text:style-name="P18"><text:span text:style-name="T1">##</text:span>1-d_gran_<text:span text:style-name="T7">2</text:span></text:p>
          </table:table-cell>
          <table:table-cell table:style-name="s1.I5" office:value-type="string">
            <text:p text:style-name="P17">±<text:span text:style-name="T7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49:03.25</dc:date>
    <meta:editing-duration>P3DT6H17M12S</meta:editing-duration>
    <meta:editing-cycles>379</meta:editing-cycles>
    <meta:generator>OpenOffice/4.1.6$Win32 OpenOffice.org_project/416m1$Build-9790</meta:generator>
    <meta:document-statistic meta:table-count="3" meta:image-count="0" meta:object-count="0" meta:page-count="1" meta:paragraph-count="140" meta:word-count="289" meta:character-count="2253"/>
  </office:meta>
</office:document-meta>
</file>